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0ef0" officeooo:paragraph-rsid="000e0ef0"/>
    </style:style>
    <style:style style:name="P2" style:family="paragraph" style:parent-style-name="Standard">
      <style:text-properties officeooo:rsid="0004fbc4" officeooo:paragraph-rsid="000e0ef0"/>
    </style:style>
    <style:style style:name="P3" style:family="paragraph" style:parent-style-name="Standard">
      <style:text-properties officeooo:rsid="0007c95d" officeooo:paragraph-rsid="000e0ef0"/>
    </style:style>
    <style:style style:name="P4" style:family="paragraph" style:parent-style-name="Standard">
      <style:text-properties fo:font-weight="bold" officeooo:rsid="000e0ef0" officeooo:paragraph-rsid="000e0ef0" style:font-weight-asian="bold" style:font-weight-complex="bold"/>
    </style:style>
    <style:style style:name="P5" style:family="paragraph" style:parent-style-name="Standard">
      <style:text-properties fo:font-weight="bold" officeooo:rsid="000e0ef0" officeooo:paragraph-rsid="000e4e49" style:font-weight-asian="bold" style:font-weight-complex="bold"/>
    </style:style>
    <style:style style:name="P6" style:family="paragraph" style:parent-style-name="Standard">
      <style:text-properties officeooo:paragraph-rsid="000e0ef0"/>
    </style:style>
    <style:style style:name="P7" style:family="paragraph" style:parent-style-name="Standard">
      <style:text-properties style:font-name="Liberation Serif" fo:font-size="12pt" officeooo:paragraph-rsid="000e0ef0" style:font-size-asian="12pt" style:font-size-complex="12pt"/>
    </style:style>
    <style:style style:name="T1" style:family="text">
      <style:text-properties officeooo:rsid="000e0ef0"/>
    </style:style>
    <style:style style:name="T2" style:family="text">
      <style:text-properties fo:font-weight="bold" style:font-weight-asian="bold" style:font-weight-complex="bold"/>
    </style:style>
    <style:style style:name="T3" style:family="text">
      <style:text-properties fo:font-weight="bold" officeooo:rsid="000e0ef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e4e49" style:font-weight-asian="normal" style:font-weight-complex="normal"/>
    </style:style>
    <style:style style:name="T6" style:family="text">
      <style:text-properties fo:font-weight="normal" officeooo:rsid="000fa410" style:font-weight-asian="normal" style:font-weight-complex="normal"/>
    </style:style>
    <style:style style:name="T7" style:family="text">
      <style:text-properties fo:color="#1a1a1a"/>
    </style:style>
    <style:style style:name="T8" style:family="text">
      <style:text-properties fo:color="#1a1a1a" style:font-name="Liberation Serif" fo:font-size="12pt" style:font-size-asian="12pt" style:font-size-complex="12pt"/>
    </style:style>
    <style:style style:name="T9" style:family="text">
      <style:text-properties fo:color="#1a1a1a" style:font-name="Liberation Serif" fo:font-size="12pt" fo:font-weight="normal" style:font-size-asian="12pt" style:font-weight-asian="normal" style:font-size-complex="12pt" style:font-weight-complex="normal"/>
    </style:style>
    <style:style style:name="T10" style:family="text">
      <style:text-properties officeooo:rsid="000fa4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lder: <text:span text:style-name="T1">Src</text:span></text:p>
      <text:p text:style-name="P3">Package: com.mds.app.<text:span text:style-name="T1">services</text:span></text:p>
      <text:p text:style-name="P2">Class: <text:span text:style-name="T1">RecebeHTTP</text:span>.java</text:p>
      <text:p text:style-name="P1"/>
      <text:p text:style-name="P4">Package:</text:p>
      <text:p text:style-name="P1"><text:tab/><text:span text:style-name="T2">com.mds.app.services: </text:span><text:span text:style-name="T4">Package containing all the elements from Services.</text:span></text:p>
      <text:p text:style-name="P1"/>
      <text:p text:style-name="P4">Imports:</text:p>
      <text:p text:style-name="P1"><text:tab/><text:span text:style-name="T2">java.io.BufferedReader: </text:span>To read texts form input stream. Usually used to read files.</text:p>
      <text:p text:style-name="P1"><text:tab/><text:span text:style-name="T2">java.io.IOException: </text:span>To throw input/output exceptions </text:p>
      <text:p text:style-name="P1"><text:tab/><text:span text:style-name="T2">java.io.InputStreamReader:</text:span> A bridge from byte streams to character streams. Usually used to read files.</text:p>
      <text:p text:style-name="P1"><text:tab/><text:span text:style-name="T2">java.net.URI: </text:span>A uniform resource identifier that identifies an abstract or physical resource.</text:p>
      <text:p text:style-name="P1"><text:tab/><text:span text:style-name="T2">java.net.URISyntaxException:</text:span> A <text:s/>java.net.URISyntaxException will be thrown if some information could not be parsed while creating a URI.</text:p>
      <text:p text:style-name="P1"><text:span text:style-name="T2"><text:tab/>org.apache.http.HttpResponse: </text:span>After receiving a request message, a server responds with an <text:span text:style-name="T4">HTTP responde message.</text:span></text:p>
      <text:p text:style-name="P1"><text:span text:style-name="T2"><text:tab/>org.apache.http.client.ClientProtocolException:</text:span> An exception in case of error establishing the client protocol.</text:p>
      <text:p text:style-name="P6"><text:span text:style-name="T3"><text:tab/>org.apache.http.client.HttpClient:</text:span><text:span text:style-name="T1"> </text:span><text:span text:style-name="T8">Interface for an HTTP client. HTTP clients encapsulate a smorgasbord of objects required to execute HTTP requests while handling cookies, authentication, connection management, and other features. Thread safety of HTTP clients depends on the implementation and configuration of the specific client.</text:span></text:p>
      <text:p text:style-name="P7"><text:span text:style-name="T1"><text:tab/></text:span><text:span text:style-name="T3">org.apache.http.client.methods.HttpGet:</text:span><text:span text:style-name="T1"> </text:span><text:span text:style-name="T7">The GET method means retrieve whatever information (in the form of an entity) is identified by the Request-URI.</text:span></text:p>
      <text:p text:style-name="P7"><text:span text:style-name="T1"><text:tab/></text:span><text:span text:style-name="T3">org.apache.http.impl.client.DefaultHttpClient:</text:span><text:span text:style-name="T1"> </text:span><text:span text:style-name="T7">Default implementation of an HTTP client.</text:span></text:p>
      <text:p text:style-name="P1"/>
      <text:p text:style-name="P4">Class:</text:p>
      <text:p text:style-name="P1"><text:span text:style-name="T2"><text:tab/>RecebeHTTP:</text:span><text:span text:style-name="T4"> Class responsible to receive and HTTP address.</text:span></text:p>
      <text:p text:style-name="P1"><text:span text:style-name="T4"/></text:p>
      <text:p text:style-name="P4">Variables:</text:p>
      <text:p text:style-name="P4"><text:tab/>BufferedReader inputStream: <text:span text:style-name="T5">It will receive the concent from an entitity.</text:span></text:p>
      <text:p text:style-name="P4"><text:tab/>String dado: <text:span text:style-name="T5">it will receive the http.</text:span></text:p>
      <text:p text:style-name="P4"><text:tab/>HttpClient cliente: <text:span text:style-name="T5">An instance from DefaultHttpClient object.</text:span></text:p>
      <text:p text:style-name="P4"><text:tab/>HttpGet requisicao: <text:span text:style-name="T5">It starts the requisition and sets the URI.</text:span></text:p>
      <text:p text:style-name="P4"><text:tab/>HttpResponse resposta: <text:span text:style-name="T5">It receives the executation from DefaultHttpClient.</text:span></text:p>
      <text:p text:style-name="P4"><text:tab/>URI website: <text:span text:style-name="T5">The URI</text:span></text:p>
      <text:p text:style-name="P4"><text:tab/>StringBuffer dadoStringBuffer: <text:span text:style-name="T5">Receives what was anexed.</text:span></text:p>
      <text:p text:style-name="P4"><text:tab/>String anexar: <text:span text:style-name="T5">Receives something that must be annexed to the dado.</text:span></text:p>
      <text:p text:style-name="P4"><text:tab/>String url: <text:span text:style-name="T5">an url.</text:span></text:p>
      <text:p text:style-name="P4"/>
      <text:p text:style-name="P4">Methods:</text:p>
      <text:p text:style-name="P4"><text:tab/>public recebeHTTP(): <text:span text:style-name="T4">Only an empty constructor.</text:span></text:p>
      <text:p text:style-name="P4"><text:tab/>public String recebe(String url): <text:span text:style-name="T5">Receives an url and returns the dado.</text:span></text:p>
      <text:p text:style-name="P1"><text:tab/><text:span text:style-name="T2">new URI(url): </text:span><text:span text:style-name="T5">returns a new URI by an URL.</text:span></text:p>
      <text:p text:style-name="P4"><text:tab/><text:span text:style-name="T10">p</text:span>rintStackTrace(): <text:span text:style-name="T6">Returns the error/exception.</text:span></text:p>
      <text:p text:style-name="P5"><text:tab/><text:span text:style-name="T10">h</text:span>ttpGet(): <text:span text:style-name="T9">The GET method means retrieve whatever information (in the form of an entity) is identified by the Request-URI.</text:span></text:p>
      <text:p text:style-name="P4"><text:tab/>requisicao.setURI(website): <text:span text:style-name="T5">it sets an URI based in an URL.</text:span></text:p>
      <text:p text:style-name="P4"><text:tab/>cliente.execute(requisicao): <text:span text:style-name="T5">defines an executation.</text:span></text:p>
      <text:p text:style-name="P4"><text:tab/>new BufferedReader(new InputStreamReader(resposta.getEntity().getContent())): <text:soft-page-break/><text:span text:style-name="T5">Reads the content from an entity and stores it in a variable.</text:span></text:p>
      <text:p text:style-name="P4"><text:tab/>dadoStringBuffer.append(anexar): <text:span text:style-name="T5">Append the param content to the dadoStringBuffer.</text:span></text:p>
      <text:p text:style-name="P4"><text:tab/>dadoStringBuffer.toString(): <text:span text:style-name="T5">Returns a string with the content.</text:span></text:p>
      <text:p text:style-name="P1"><text:tab/><text:tab/></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4T22:00:38.861019000</meta:creation-date>
    <dc:date>2014-04-14T22:34:47.944402000</dc:date>
    <meta:editing-duration>PT2M17S</meta:editing-duration>
    <meta:editing-cycles>1</meta:editing-cycles>
    <meta:document-statistic meta:table-count="0" meta:image-count="0" meta:object-count="0" meta:page-count="2" meta:paragraph-count="41" meta:word-count="339" meta:character-count="2728" meta:non-whitespace-character-count="2392"/>
    <meta:generator>LibreOffice/4.2.2.1$MacOSX_X86_64 LibreOffice_project/3be8cda0bddd8e430d8cda1ebfd581265cca5a0f</meta:generator>
  </office:meta>
</office:document-meta>
</file>